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112cd9" officeooo:paragraph-rsid="00112cd9"/>
    </style:style>
    <style:style style:name="P2" style:family="paragraph" style:parent-style-name="Text_20_body" style:list-style-name="L1">
      <style:text-properties officeooo:rsid="00112cd9" officeooo:paragraph-rsid="00112cd9"/>
    </style:style>
    <style:style style:name="P3" style:family="paragraph" style:parent-style-name="Text_20_body" style:list-style-name="L1">
      <style:text-properties fo:font-weight="bold" officeooo:rsid="00112cd9" officeooo:paragraph-rsid="00112cd9" style:font-weight-asian="bold" style:font-weight-complex="bold"/>
    </style:style>
    <style:style style:name="P4" style:family="paragraph" style:parent-style-name="Text_20_body" style:list-style-name="L1">
      <style:text-properties fo:font-style="italic" fo:font-weight="bold" officeooo:rsid="00112cd9" officeooo:paragraph-rsid="00112cd9" style:font-style-asian="italic" style:font-weight-asian="bold" style:font-style-complex="italic" style:font-weight-complex="bold"/>
    </style:style>
    <style:style style:name="P5" style:family="paragraph" style:parent-style-name="Text_20_body" style:list-style-name="L1">
      <style:text-properties fo:font-style="normal" fo:font-weight="bold" officeooo:rsid="00112cd9" officeooo:paragraph-rsid="00112cd9" style:font-style-asian="normal" style:font-weight-asian="bold" style:font-style-complex="normal" style:font-weight-complex="bold"/>
    </style:style>
    <style:style style:name="P6" style:family="paragraph" style:parent-style-name="Text_20_body" style:list-style-name="L1">
      <style:text-properties style:font-name="FreeMono" fo:font-style="normal" fo:font-weight="bold" officeooo:rsid="00112cd9" officeooo:paragraph-rsid="00112cd9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FreeMono" fo:font-style="normal" fo:font-weight="bold" officeooo:rsid="00112cd9" officeooo:paragraph-rsid="00112cd9" style:font-style-asian="normal" style:font-weight-asian="bold" style:font-style-complex="normal" style:font-weight-complex="bold"/>
    </style:style>
    <style:style style:name="P8" style:family="paragraph" style:parent-style-name="Text_20_body" style:list-style-name="L1">
      <style:text-properties style:font-name="FreeMono" fo:font-style="normal" fo:font-weight="bold" officeooo:rsid="0011b389" officeooo:paragraph-rsid="0011b389" style:font-style-asian="normal" style:font-weight-asian="bold" style:font-style-complex="normal" style:font-weight-complex="bold"/>
    </style:style>
    <style:style style:name="P9" style:family="paragraph" style:parent-style-name="Text_20_body" style:list-style-name="L1">
      <style:text-properties style:font-name="Liberation Serif" fo:font-style="italic" fo:font-weight="bold" officeooo:rsid="00112cd9" officeooo:paragraph-rsid="00112cd9" style:font-style-asian="italic" style:font-weight-asian="bold" style:font-style-complex="italic" style:font-weight-complex="bold"/>
    </style:style>
    <style:style style:name="P10" style:family="paragraph" style:parent-style-name="Text_20_body" style:list-style-name="L1">
      <style:text-properties style:font-name="Liberation Serif" fo:font-style="italic" fo:font-weight="bold" officeooo:rsid="0011b389" officeooo:paragraph-rsid="0011b389" style:font-style-asian="italic" style:font-weight-asian="bold" style:font-style-complex="italic" style:font-weight-complex="bold"/>
    </style:style>
    <style:style style:name="P11" style:family="paragraph" style:parent-style-name="Text_20_body" style:list-style-name="L1">
      <style:text-properties style:font-name="Liberation Serif" fo:font-style="normal" fo:font-weight="bold" officeooo:rsid="0011b389" officeooo:paragraph-rsid="0011b389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11b389" style:font-weight-asian="normal" style:font-weight-complex="normal"/>
    </style:style>
    <style:style style:name="T5" style:family="text">
      <style:text-properties style:font-name="FreeMono" fo:language="en" fo:country="US" fo:font-weight="normal" style:font-weight-asian="normal" style:font-weight-complex="normal"/>
    </style:style>
    <text:list-style style:name="L1">
      <text:list-level-style-number text:level="1" loext:num-list-format="17.%1%" style:num-prefix="17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ses</text:h>
      <text:list text:style-name="L1">
        <text:list-item>
          <text:p text:style-name="P2"><text:span text:style-name="T1">Fill in the blanks in each of the following:</text:span></text:p>
          <text:list>
            <text:list-item>
              <text:p text:style-name="P2"><text:span text:style-name="T1">Class members are accessed via the </text:span><text:span text:style-name="T2">dot (.)</text:span><text:span text:style-name="T3"> operator in conjunction with the name of an object (or reference to an object) of the class or via the </text:span><text:span text:style-name="T2">arrow (-&gt;)</text:span><text:span text:style-name="T3"> operator in conjunction with a pointer to an object of the class.</text:span></text:p>
            </text:list-item>
            <text:list-item>
              <text:p text:style-name="P2"><text:span text:style-name="T3">Class members specified as </text:span><text:span text:style-name="T2">private</text:span><text:span text:style-name="T3"> are accessible only to member functions of the class and friends of the class.</text:span></text:p>
            </text:list-item>
            <text:list-item>
              <text:p text:style-name="P2"><text:span text:style-name="T3">Class members specified as </text:span><text:span text:style-name="T2">public</text:span><text:span text:style-name="T3"> are accessible anywhere an object of the class is in scope.</text:span></text:p>
            </text:list-item>
            <text:list-item>
              <text:p text:style-name="P3"><text:span text:style-name="T1">Default memberwise assignment (performed by the assignment operator)</text:span><text:span text:style-name="T3"> can be used to assign an object of a class to another object of the same class.</text:span></text:p>
            </text:list-item>
          </text:list>
        </text:list-item>
        <text:list-item>
          <text:p text:style-name="P3"><text:span text:style-name="T3">Find the error(s) in each of the following and explain how to correct it (them):</text:span></text:p>
          <text:list>
            <text:list-item>
              <text:p text:style-name="P3"><text:span text:style-name="T3">Assume the following prototype is declared in class Time:</text:span></text:p>
              <text:p text:style-name="P3"><text:span text:style-name="T5">void ~Time(int);</text:span><text:span text:style-name="T3"> </text:span></text:p>
              <text:p text:style-name="P4"><text:span text:style-name="T3">Error: Destructor can’t have return types.</text:span></text:p>
              <text:p text:style-name="P4"><text:span text:style-name="T3">Correction: Remove the return type void.</text:span></text:p>
            </text:list-item>
            <text:list-item>
              <text:p text:style-name="P5"><text:span text:style-name="T3">The following is a partial definition of class Time:</text:span></text:p>
              <text:p text:style-name="P6"><text:span text:style-name="T3">class Time</text:span></text:p>
              <text:p text:style-name="P6"><text:span text:style-name="T3">{</text:span></text:p>
              <text:list>
                <text:list-header>
                  <text:p text:style-name="P6"><text:span text:style-name="T3">public:</text:span></text:p>
                  <text:list>
                    <text:list-header>
                      <text:p text:style-name="P6"><text:span text:style-name="T3">// function prototypes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7"><text:span text:style-name="T3"><text:tab/><text:tab/>private:</text:span></text:p>
      <text:p text:style-name="P7"><text:span text:style-name="T3"><text:tab/><text:tab/><text:tab/>int hour = 0;</text:span></text:p>
      <text:p text:style-name="P7"><text:span text:style-name="T3"><text:tab/><text:tab/><text:tab/>int minute = 0;</text:span></text:p>
      <text:p text:style-name="P7"><text:span text:style-name="T3"><text:tab/><text:tab/><text:tab/>int second = 0;</text:span></text:p>
      <text:list text:continue-numbering="true" text:style-name="L1">
        <text:list-item>
          <text:list>
            <text:list-header>
              <text:p text:style-name="P6"><text:span text:style-name="T3">};</text:span></text:p>
              <text:p text:style-name="P9"><text:span text:style-name="T3">Error: </text:span><text:span text:style-name="T4">Members cannot be explicitly initialized in the class definition.</text:span></text:p>
              <text:p text:style-name="P9"><text:span text:style-name="T3">Correction: </text:span><text:span text:style-name="T4">Remove the explicit initialization from the class definition and initialize the data members in a constructor.</text:span></text:p>
            </text:list-header>
            <text:list-item>
              <text:p text:style-name="P11"><text:span text:style-name="T3">Assume the following prototype is declared in class Employee:</text:span></text:p>
              <text:p text:style-name="P8"><text:span text:style-name="T3">int Employee(string, string);</text:span></text:p>
              <text:p text:style-name="P10"><text:span text:style-name="T3">Error: Constructors are not allowed to return values.</text:span></text:p>
              <text:p text:style-name="P10"><text:span text:style-name="T3">Correction: Remove the return type int from the declarat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9:59:47.624532942</meta:creation-date>
    <dc:date>2024-05-02T20:15:24.887341662</dc:date>
    <meta:editing-duration>PT3M30S</meta:editing-duration>
    <meta:editing-cycles>1</meta:editing-cycles>
    <meta:document-statistic meta:table-count="0" meta:image-count="0" meta:object-count="0" meta:page-count="1" meta:paragraph-count="27" meta:word-count="246" meta:character-count="1452" meta:non-whitespace-character-count="1230"/>
    <meta:generator>LibreOffice/24.2.2.2$Linux_X86_64 LibreOffice_project/427a8baee0312a7693737440f205d2e411d50bad</meta:generator>
  </office:meta>
</office:document-meta>
</file>